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1.2958in" style:rel-column-width="8392*"/>
    </style:style>
    <style:style style:name="TABLA_5f_TRANSFERENCIA.C" style:display-name="TABLA_TRANSFERENCIA.C" style:family="table-column">
      <style:table-column-properties style:column-width="1.3743in" style:rel-column-width="8903*"/>
    </style:style>
    <style:style style:name="TABLA_5f_TRANSFERENCIA.D" style:display-name="TABLA_TRANSFERENCIA.D" style:family="table-column">
      <style:table-column-properties style:column-width="1.3743in" style:rel-column-width="8902*"/>
    </style:style>
    <style:style style:name="TABLA_5f_TRANSFERENCIA.E" style:display-name="TABLA_TRANSFERENCIA.E" style:family="table-column">
      <style:table-column-properties style:column-width="1.5139in" style:rel-column-width="9804*"/>
    </style:style>
    <style:style style:name="TABLA_5f_TRANSFERENCIA.F" style:display-name="TABLA_TRANSFERENCIA.F" style:family="table-column">
      <style:table-column-properties style:column-width="1.5618in" style:rel-column-width="10115*"/>
    </style:style>
    <style:style style:name="TABLA_5f_TRANSFERENCIA.G" style:display-name="TABLA_TRANSFERENCIA.G" style:family="table-column">
      <style:table-column-properties style:column-width="1.7028in" style:rel-column-width="11027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G1" style:display-name="TABLA_TRANSFERENCIA.G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E2" style:display-name="TABLA_TRANSFERENCIA.E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F2" style:display-name="TABLA_TRANSFERENCIA.F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G2" style:display-name="TABLA_TRANSFERENCIA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officeooo:rsid="0040b578" officeooo:paragraph-rsid="0040b578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3a66f" officeooo:paragraph-rsid="0043a66f" style:font-name-asian="Arial" style:font-size-asian="11pt" style:font-name-complex="Arial" style:font-size-complex="11pt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53504" officeooo:paragraph-rsid="00453504" style:font-name-asian="Arial" style:font-size-asian="11pt" style:font-name-complex="Arial" style:font-size-complex="11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3a66f" officeooo:paragraph-rsid="0043a66f" style:font-name-asian="Arial" style:font-size-asian="11pt" style:font-weight-asian="bold" style:font-name-complex="Arial" style:font-size-complex="11pt" style:font-weight-complex="bold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46b4a" officeooo:paragraph-rsid="00446b4a" style:font-name-asian="Arial" style:font-size-asian="11pt" style:font-weight-asian="bold" style:font-name-complex="Arial" style:font-size-complex="11pt" style:font-weight-complex="bold"/>
    </style:style>
    <style:style style:name="P24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53db5" officeooo:paragraph-rsid="00453db5" style:font-name-asian="Arial" style:font-size-asian="11pt" style:font-weight-asian="bold" style:font-name-complex="Arial" style:font-size-complex="11pt" style:font-weight-complex="bold"/>
    </style:style>
    <style:style style:name="P2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53db5" officeooo:paragraph-rsid="00453db5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3dba0d"/>
    </style:style>
    <style:style style:name="T4" style:family="text">
      <style:text-properties fo:font-size="11pt" officeooo:rsid="003331a7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T7" style:family="text">
      <style:text-properties officeooo:rsid="00414a39"/>
    </style:style>
    <style:style style:name="T8" style:family="text">
      <style:text-properties officeooo:rsid="00446b4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"/>
      <text:p text:style-name="P2"/>
      <text:p text:style-name="P11"/>
      <text:p text:style-name="P12"/>
      <text:p text:style-name="P13">Teatro Nacional Cervantes</text:p>
      <text:p text:style-name="P14">Comprobante de <text:span text:style-name="T3">transferencia</text:span> nro: [NUMERO]</text:p>
      <text:p text:style-name="P5"/>
      <text:p text:style-name="P9"><text:span text:style-name="T1">Fecha</text:span><text:span text:style-name="T2">: [FECHA]</text:span></text:p>
      <text:p text:style-name="P10"/>
      <text:p text:style-name="P6"/>
      <table:table table:name="TABLA_TRANSFERENCIA" table:style-name="TABLA_5f_TRANSFERENCIA">
        <table:table-column table:style-name="TABLA_5f_TRANSFERENCIA.A" table:number-columns-repeated="2"/>
        <table:table-column table:style-name="TABLA_5f_TRANSFERENCIA.C"/>
        <table:table-column table:style-name="TABLA_5f_TRANSFERENCIA.D"/>
        <table:table-column table:style-name="TABLA_5f_TRANSFERENCIA.E"/>
        <table:table-column table:style-name="TABLA_5f_TRANSFERENCIA.F"/>
        <table:table-column table:style-name="TABLA_5f_TRANSFERENCIA.G"/>
        <table:table-row table:style-name="TABLA_5f_TRANSFERENCIA.1">
          <table:table-cell table:style-name="TABLA_5f_TRANSFERENCIA.A1" office:value-type="string">
            <text:p text:style-name="P25">Clase</text:p>
          </table:table-cell>
          <table:table-cell table:style-name="TABLA_5f_TRANSFERENCIA.A1" office:value-type="string">
            <text:p text:style-name="P19">Tipo de Bien</text:p>
          </table:table-cell>
          <table:table-cell table:style-name="TABLA_5f_TRANSFERENCIA.A1" office:value-type="string">
            <text:p text:style-name="P19">Detalle</text:p>
          </table:table-cell>
          <table:table-cell table:style-name="TABLA_5f_TRANSFERENCIA.A1" office:value-type="string">
            <text:p text:style-name="P23">Area (origen)</text:p>
          </table:table-cell>
          <table:table-cell table:style-name="TABLA_5f_TRANSFERENCIA.A1" office:value-type="string">
            <text:p text:style-name="P22"><text:span text:style-name="T8">D</text:span>eposito <text:span text:style-name="T8">(origen)</text:span></text:p>
          </table:table-cell>
          <table:table-cell table:style-name="TABLA_5f_TRANSFERENCIA.A1" office:value-type="string">
            <text:p text:style-name="P21">Descripción adicional</text:p>
          </table:table-cell>
          <table:table-cell table:style-name="TABLA_5f_TRANSFERENCIA.G1" office:value-type="string">
            <text:p text:style-name="P20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26">[CLASE]</text:p>
          </table:table-cell>
          <table:table-cell table:style-name="TABLA_5f_TRANSFERENCIA.B2" office:value-type="string">
            <text:p text:style-name="P15">[CODIGO]</text:p>
          </table:table-cell>
          <table:table-cell table:style-name="TABLA_5f_TRANSFERENCIA.C2" office:value-type="string">
            <text:p text:style-name="P15">[NOMBRE]</text:p>
          </table:table-cell>
          <table:table-cell table:style-name="TABLA_5f_TRANSFERENCIA.D2" office:value-type="string">
            <text:p text:style-name="P18">[AREA_ORIGEN]</text:p>
          </table:table-cell>
          <table:table-cell table:style-name="TABLA_5f_TRANSFERENCIA.E2" office:value-type="string">
            <text:p text:style-name="P17">[DEPOSITO_ORIGEN]</text:p>
          </table:table-cell>
          <table:table-cell table:style-name="TABLA_5f_TRANSFERENCIA.F2" office:value-type="string">
            <text:p text:style-name="P16">[DESCRIPCION_ADICIONAL]</text:p>
          </table:table-cell>
          <table:table-cell table:style-name="TABLA_5f_TRANSFERENCIA.G2" office:value-type="string">
            <text:p text:style-name="P15">[CANTIDAD]</text:p>
          </table:table-cell>
        </table:table-row>
      </table:table>
      <text:p text:style-name="P2"/>
      <text:p text:style-name="P4"/>
      <text:p text:style-name="P8">Area <text:span text:style-name="T7">destino</text:span>: [AREA]</text:p>
      <text:p text:style-name="P4"/>
      <text:p text:style-name="P4"><text:span text:style-name="T5">Deposito destino: [DEPOSITO]</text:span><text:tab/><text:tab/><text:tab/><text:tab/><text:tab/><text:tab/><text:span text:style-name="T6">Recibe:</text:span><text:span text:style-name="T4"> <text:s text:c="2"/>_____________________________________</text:span>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3T16:39:42.689285557</dc:date>
    <meta:generator>LibreOffice/4.2.8.2$Linux_x86 LibreOffice_project/420m0$Build-2</meta:generator>
    <meta:editing-duration>PT20H36M45S</meta:editing-duration>
    <meta:editing-cycles>41</meta:editing-cycles>
    <meta:document-statistic meta:table-count="1" meta:image-count="1" meta:object-count="0" meta:page-count="1" meta:paragraph-count="19" meta:word-count="37" meta:character-count="351" meta:non-whitespace-character-count="326"/>
  </office:meta>
</office:document-meta>
</file>